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8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8T12:50:00" calcext:value-type="date">
            <text:p>18/04/2020 12:5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8T12:50:00" calcext:value-type="date">
            <text:p>18/04/2020 12:5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7T16:40:00" calcext:value-type="date">
            <text:p>17/04/2020 16:4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/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7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 table:number-rows-repeated="1048531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8T12:58:25.086487461</dc:date>
    <meta:editing-duration>P6DT10H42M46S</meta:editing-duration>
    <meta:editing-cycles>64</meta:editing-cycles>
    <meta:generator>LibreOffice/6.1.6.3$Linux_X86_64 LibreOffice_project/10$Build-3</meta:generator>
    <meta:document-statistic meta:table-count="8" meta:cell-count="4189" meta:object-count="0"/>
  </office:meta>
</office:document-meta>
</file>